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8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rm -rf cache/</text:p>
      <text:p text:style-name="Standard">sudo mkdir cache</text:p>
      <text:p text:style-name="Standard">df -h</text:p>
      <text:p text:style-name="Standard">sudo rm -rf tmp/</text:p>
      <text:p text:style-name="Standard">sudo mkdir tmp</text:p>
      <text:p text:style-name="Standard">df -h</text:p>
      <text:p text:style-name="Standard">sudo rm -rf backups</text:p>
      <text:p text:style-name="Standard">sudo mkdir backups</text:p>
      <text:p text:style-name="Standard">df -h</text:p>
      <text:p text:style-name="Standard">sudo du -shc /var/*</text:p>
      <text:p text:style-name="Standard">sudo du -shc /var/lib/*</text:p>
      <text:p text:style-name="Standard">sudo apt remove docker</text:p>
      <text:p text:style-name="Standard">rm -rf /var/lib/docker/*</text:p>
      <text:p text:style-name="Standard">sudo rm -rf /var/lib/docker/*</text:p>
      <text:p text:style-name="Standard">df -h</text:p>
      <text:p text:style-name="Standard">sudo du -shc /var/*</text:p>
      <text:p text:style-name="Standard">sudo rm -rf /var/lib/*</text:p>
      <text:p text:style-name="Standard">sudo touch status</text:p>
      <text:p text:style-name="Standard">sudo mkdir updates</text:p>
      <text:p text:style-name="Standard">sudo mkdir info</text:p>
      <text:p text:style-name="Standard">cd info</text:p>
      <text:p text:style-name="Standard">sudo touch format-new</text:p>
      <text:p text:style-name="Standard"><text:s/>cd ..</text:p>
      <text:p text:style-name="P1">sudo mkdir alternatives</text:p>
      <text:p text:style-name="P1">sudo chmod 777 .</text:p>
      <text:p text:style-name="Standard">sudo apt --fix-broken install</text:p>
      <text:p text:style-name="Standard">sudo apt dist-upgrade</text:p>
      <text:p text:style-name="Standard">sudo apt-get install --reinstall debconf dpkg</text:p>
      <text:p text:style-name="Standard">sudo apt-get install aptitude</text:p>
      <text:p text:style-name="Standard">sudo aptitude update &amp;&amp; aptitude upgrade</text:p>
      <text:p text:style-name="Standard">sudo apt-get install dpkg -y</text:p>
      <text:p text:style-name="Standard">sudo apt full-upgrade</text:p>
      <text:p text:style-name="Standard">sudo apt update</text:p>
      <text:p text:style-name="Standard">sudo apt-get update</text:p>
      <text:p text:style-name="Standard">sudo apt-get install --reinstall apt</text:p>
      <text:p text:style-name="Standard">sudo dpkg --force-all --configure -a</text:p>
      <text:p text:style-name="Standard">sudo apt-get autoclean --purge</text:p>
      <text:p text:style-name="Standard">sudo apt-get install --reinstall</text:p>
      <text:p text:style-name="Standard">sudo apt autoremove</text:p>
      <text:p text:style-name="Standard">sudo apt update &amp;&amp; sudo apt upgra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09:52:22.716311510</meta:creation-date>
    <meta:generator>LibreOffice/6.1.5.2$Linux_X86_64 LibreOffice_project/10$Build-2</meta:generator>
    <dc:date>2021-08-17T11:39:53.941855930</dc:date>
    <meta:editing-duration>PT9M11S</meta:editing-duration>
    <meta:editing-cycles>6</meta:editing-cycles>
    <meta:document-statistic meta:table-count="0" meta:image-count="0" meta:object-count="0" meta:page-count="1" meta:paragraph-count="40" meta:word-count="151" meta:character-count="837" meta:non-whitespace-character-count="732"/>
  </office:meta>
</office:document-meta>
</file>